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 fo:orphans="0" fo:widows="0"/>
      <style:text-properties fo:font-weight="bold" style:font-weight-asian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5" style:family="paragraph" style:parent-style-name="Standard" style:master-page-name="Standard">
      <style:paragraph-properties fo:orphans="0" fo:widows="0" style:page-number="1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9" style:family="text">
      <style:text-properties fo:color="#241e12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47905968" text:id="ct47905968">
          <text:insertion>
            <office:change-info>
              <dc:creator>Michael Fox</dc:creator>
              <dc:date>2019-03-18T22:56:01</dc:date>
            </office:change-info>
          </text:insertion>
        </text:changed-region>
        <text:changed-region xml:id="ct48937840" text:id="ct48937840">
          <text:insertion>
            <office:change-info>
              <dc:creator>RTheren</dc:creator>
              <dc:date>2019-03-19T10:56:35</dc:date>
            </office:change-info>
          </text:insertion>
        </text:changed-region>
        <text:changed-region xml:id="ct48958576" text:id="ct48958576">
          <text:insertion>
            <office:change-info>
              <dc:creator>RTheren</dc:creator>
              <dc:date>2019-03-19T11:54:31</dc:date>
            </office:change-info>
          </text:insertion>
        </text:changed-region>
        <text:changed-region xml:id="ct47906352" text:id="ct47906352">
          <text:insertion>
            <office:change-info>
              <dc:creator>RTheren</dc:creator>
              <dc:date>2019-03-19T14:19:34</dc:date>
            </office:change-info>
          </text:insertion>
        </text:changed-region>
        <text:changed-region xml:id="ct48299984" text:id="ct48299984">
          <text:insertion>
            <office:change-info>
              <dc:creator>RTheren</dc:creator>
              <dc:date>2019-03-19T17:44:3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LGCWDW <text:s/>- </text:span><text:span text:style-name="T2">????????? <text:s text:c="2"/></text:span></text:p>
      <text:p text:style-name="P1"><text:span text:style-name="T7">Colour key - </text:span><text:span text:style-name="T8">Venn</text:span><text:span text:style-name="T7"> </text:span><text:span text:style-name="T11">Pedro </text:span><text:span text:style-name="T3">Jill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82" text:visited-style-name="ListLabel_20_82"><text:span text:style-name="T14">https://meet.jit.si/jordan9000#config.disableAP=true&amp;config.disableAEC=true&amp;config.disableAGC=true</text:span></text:a></text:p>
      <text:p text:style-name="P4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82" text:visited-style-name="ListLabel_20_82"><text:span text:style-name="T14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16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16" svg:width="0.0012in" svg:height="0.0213in"><text:p/></draw:rect></text:p>
      <text:p text:style-name="P1"><text:span text:style-name="T4">Patreons:</text:span><text:span text:style-name="T16"> Post story suggestions </text:span><text:span text:style-name="T17">HAR</text:span><text:span text:style-name="T18">!</text:span></text:p>
      <text:p text:style-name="P1">1.<text:change-start text:change-id="ct47905968"/>Rev B, <text:a xlink:type="simple" xlink:href="https://www.sifive.com/boards/hifive1" text:style-name="ListLabel_20_83" text:visited-style-name="ListLabel_20_83">https://www.sifive.com/boards/hifive1</text:a> , <text:a xlink:type="simple" xlink:href="https://www.crowdsupply.com/sifive/hifive1-rev-b" text:style-name="ListLabel_20_83" text:visited-style-name="ListLabel_20_83">https://www.crowdsupply.com/sifive/hifive1-rev-b</text:a> just a reminder everything about this board is opensource<text:change-end text:change-id="ct47905968"/></text:p>
      <text:p text:style-name="P1">2.<text:change-start text:change-id="ct48937840"/> Kodi joins Linux Foundation (RTheren)</text:p>
      <text:p text:style-name="P1">https://kodi.tv/article/kodi-foundation-joined-linux-foundation<text:change-end text:change-id="ct48937840"/></text:p>
      <text:p text:style-name="P1">3.<text:change-start text:change-id="ct48958576"/> KDE Connect removed from Google Play (RTheren)</text:p>
      <text:p text:style-name="P1"><text:soft-page-break/><text:s text:c="3"/>F-Droid version unaffected.</text:p>
      <text:p text:style-name="P1">https://twitter.com/albertvaka/status/1107924633750253568?s=19<text:change-end text:change-id="ct48958576"/></text:p>
      <text:p text:style-name="P1">4.<text:change-start text:change-id="ct47906352"/> nVidia makes a thing: (RTheren)<text:line-break/> <text:s text:c="3"/>https://blogs.nvidia.com/blog/2019/03/18/gaugan-photorealistic-landscapes-nvidia-research/</text:p>
      <text:p text:style-name="P1"><text:s text:c="4"/><text:a xlink:type="simple" xlink:href="https://youtu.be/p5U4NgVGAwg" text:style-name="ListLabel_20_83" text:visited-style-name="ListLabel_20_83">https://youtu.be/p5U4NgVGAwg</text:a><text:line-break/> <text:s text:c="3"/>Code will be released soon: https://github.com/NVlabs/SPADE<text:change-end text:change-id="ct47906352"/></text:p>
      <text:p text:style-name="P1">5.<text:change-start text:change-id="ct48299984"/> New Fox on Fire (RTheren)<text:line-break/> <text:s text:c="3"/>https://www.mozilla.org/en-US/firefox/66.0/releasenotes/<text:change-end text:change-id="ct48299984"/></text:p>
      <text:p text:style-name="P1"/>
      <text:p text:style-name="P1"><draw:rect text:anchor-type="as-char" style:rel-width="100%" draw:z-index="2" draw:style-name="gr1" draw:text-style-name="P16" svg:width="0.0012in" svg:height="0.0213in"><text:p/></draw:rect></text:p>
      <text:p text:style-name="Standard"><text:span text:style-name="T2">Rundown: You know the drill </text:span></text:p>
      <text:p text:style-name="Standard"/>
      <text:p text:style-name="Standard"/>
      <text:p text:style-name="P4"/>
      <text:p text:style-name="P1"><draw:rect text:anchor-type="as-char" style:rel-width="100%" draw:z-index="3" draw:style-name="gr1" draw:text-style-name="P16" svg:width="0.0012in" svg:height="0.0213in"><text:p/></draw:rect></text:p>
      <text:p text:style-name="P1"><text:span text:style-name="T7">What we’re up to :</text:span></text:p>
      <text:p text:style-name="P1"><text:span text:style-name="T7">V - I took the Enlightenment challenge. </text:span></text:p>
      <text:p text:style-name="P1"><text:span text:style-name="T7">J - Enjoyed watching the Google Stadia keynote at GDC and still recovering from an amazing SCaLE, but am looking forward to everyone seeing my interview videos soon :-D</text:span></text:p>
      <text:p text:style-name="P1"><text:span text:style-name="T7">P - </text:span></text:p>
      <text:p text:style-name="Standard"><draw:rect text:anchor-type="as-char" style:rel-width="100%" draw:z-index="4" draw:style-name="gr1" draw:text-style-name="P16" svg:width="0.0012in" svg:height="0.0213in"><text:p/></draw:rect></text:p>
      <text:p text:style-name="Standard">News</text:p>
      <text:p text:style-name="Standard"/>
      <text:p text:style-name="Standard"><text:span text:style-name="T11">Optane RAM</text:span></text:p>
      <text:p text:style-name="Standard"><text:a xlink:type="simple" xlink:href="https://fossbytes.com/linux-5-1-kernel-persistant-memory-as-system-ram/" text:style-name="ListLabel_20_84" text:visited-style-name="ListLabel_20_84"><text:span text:style-name="T15">https://fossbytes.com/linux-5-1-kernel-persistant-memory-as-system-ram/</text:span></text:a></text:p>
      <text:list xml:id="list960897891" text:style-name="WWNum5">
        <text:list-item>
          <text:p text:style-name="P6"><text:soft-page-break/><text:span text:style-name="T5">This is wonderful and makes sense because flash memory is a lot cheaper than traditional volatile RAM.</text:span></text:p>
        </text:list-item>
        <text:list-item>
          <text:p text:style-name="P6"><text:span text:style-name="T5">Also I remember using hard drive storage as a RAMdrive in Windows to increase performance when rendering in 3D animation apps. <text:s/>It worked quite well.</text:span></text:p>
        </text:list-item>
        <text:list-item>
          <text:p text:style-name="P6"><text:span text:style-name="T9">You can get 32GB of Optane for under $100. </text:span></text:p>
        </text:list-item>
        <text:list-item>
          <text:p text:style-name="P6"><text:span text:style-name="T12">Linus put the brakes on it until Intel is done with the ‘splaining on their memory thing.</text:span></text:p>
        </text:list-item>
        <text:list-item>
          <text:p text:style-name="P6"><text:span text:style-name="T12">Probably has something to do with SPOILER.</text:span></text:p>
        </text:list-item>
      </text:list>
      <text:p text:style-name="Standard"/>
      <text:p text:style-name="Standard"><text:span text:style-name="T9">Firefox 66</text:span> (RTheren)</text:p>
      <text:p text:style-name="P1"><text:a xlink:type="simple" xlink:href="https://www.mozilla.org/en-US/firefox/66.0/releasenotes/" text:style-name="ListLabel_20_84" text:visited-style-name="ListLabel_20_84"><text:span text:style-name="T15">https://www.mozilla.org/en-US/firefox/66.0/releasenotes/</text:span></text:a></text:p>
      <text:list xml:id="list1810242110" text:style-name="WWNum7">
        <text:list-item>
          <text:p text:style-name="P7"><text:span text:style-name="T9">Smooth scrolling.</text:span></text:p>
        </text:list-item>
        <text:list-item>
          <text:p text:style-name="P7"><text:span text:style-name="T9">Blocking autoplay.</text:span></text:p>
        </text:list-item>
        <text:list-item>
          <text:p text:style-name="P7"><text:span text:style-name="T5">For Linux users, the System title bar is hidden by default to match Gnome guideline.</text:span></text:p>
        </text:list-item>
        <text:list-item>
          <text:p text:style-name="P7"><text:span text:style-name="T5">Extension settings are now stored in a Firefox database instead of individual JSON files, which helps websites load a lot quicker.</text:span></text:p>
        </text:list-item>
        <text:list-item>
          <text:p text:style-name="P7"><text:span text:style-name="T12">That autoplay curb can’t come soon enough!</text:span></text:p>
        </text:list-item>
      </text:list>
      <text:p text:style-name="P3"/>
      <text:p text:style-name="Standard"><text:span text:style-name="T9">Firefox Encrypted Sharing</text:span></text:p>
      <text:p text:style-name="Standard"><text:a xlink:type="simple" xlink:href="https://www.omgubuntu.co.uk/2019/03/firefox-send-encrypted-file-sharing" text:style-name="ListLabel_20_84" text:visited-style-name="ListLabel_20_84"><text:span text:style-name="T15">https://www.omgubuntu.co.uk/2019/03/firefox-send-encrypted-file-sharing</text:span></text:a></text:p>
      <text:list xml:id="list1046822897" text:style-name="WWNum3">
        <text:list-item>
          <text:p text:style-name="P8"><text:span text:style-name="T5">This does exactly what other companies like Hightail charge for, albeit the 2.5GB limitation when signed in or 1GB limit when anonymous.</text:span></text:p>
        </text:list-item>
        <text:list-item>
          <text:p text:style-name="P8"><text:span text:style-name="T9">This is neat for the privacy concerned which means it’s also ripe for abuse. </text:span></text:p>
        </text:list-item>
        <text:list-item>
          <text:p text:style-name="P8"><text:span text:style-name="T9">I wish the project well but I have a Gdive with 15GB… well, I have, like, 13 of those because Google gave all my accounts an account… for their accounts. </text:span></text:p>
        </text:list-item>
        <text:list-item>
          <text:p text:style-name="P8"><text:span text:style-name="T9">At least it’s friction free. </text:span></text:p>
        </text:list-item>
        <text:list-item>
          <text:p text:style-name="P8"><text:span text:style-name="T12">If it’s properly encrypted end to end, then mozilla is probably safe.</text:span></text:p>
        </text:list-item>
      </text:list>
      <text:p text:style-name="Standard"><text:soft-page-break/></text:p>
      <text:p text:style-name="Standard"><text:span text:style-name="T3">Gnome 3.32</text:span></text:p>
      <text:p text:style-name="Standard"><text:a xlink:type="simple" xlink:href="https://www.gnome.org/news/2019/03/gnome-3-32-released/" text:style-name="ListLabel_20_84" text:visited-style-name="ListLabel_20_84"><text:span text:style-name="T15">https://www.gnome.org/news/2019/03/gnome-3-32-released/</text:span></text:a></text:p>
      <text:list xml:id="list3327301622" text:style-name="WWNum1">
        <text:list-item>
          <text:p text:style-name="P9"><text:span text:style-name="T5">GNOME 3.32 has been released, with a lot of promised updates now included.</text:span></text:p>
        </text:list-item>
        <text:list-item>
          <text:p text:style-name="P9"><text:span text:style-name="T5">As we talked about in January, The Big App Icon Redesign comes with a radical new icon style and new guidelines for app developers featuring scalable vector icons for GNOME has been officially released with GNOME 3.32. <text:s/></text:span></text:p>
        </text:list-item>
        <text:list-item>
          <text:p text:style-name="P9"><text:span text:style-name="T9">Buttons are more rounded and have a softer “shadow” border… know your audience, I guess. </text:span></text:p>
        </text:list-item>
        <text:list-item>
          <text:p text:style-name="P9"><text:span text:style-name="T12">Proper non-integer GTK scaling. </text:span></text:p>
        </text:list-item>
        <text:list-item>
          <text:p text:style-name="P9"><text:span text:style-name="T9">Pedro will now take a swipe at Gnome. </text:span></text:p>
        </text:list-item>
        <text:list-item>
          <text:p text:style-name="P9"><text:span text:style-name="T12">For all its flaws and faults, at least KDE has been able to do fp scaling for a good long while now.</text:span></text:p>
        </text:list-item>
        <text:list-item>
          <text:p text:style-name="P9"><text:span text:style-name="T9">Introduces an experimental feature for Wayland desktop sessions that enables fractional scaling.</text:span></text:p>
        </text:list-item>
        <text:list-item>
          <text:p text:style-name="P9"><text:span text:style-name="T9">But hey, several improvements to data structures in the GNOME Desktop led to noticeable frame rate improvements because that’s a thing. </text:span></text:p>
        </text:list-item>
      </text:list>
      <text:p text:style-name="Standard"/>
      <text:p text:style-name="Standard"><text:span text:style-name="T3">Wireguard in GNOME</text:span></text:p>
      <text:p text:style-name="Standard"><text:a xlink:type="simple" xlink:href="https://blogs.gnome.org/thaller/2019/03/15/wireguard-in-networkmanager/" text:style-name="ListLabel_20_84" text:visited-style-name="ListLabel_20_84"><text:span text:style-name="T15">https://blogs.gnome.org/thaller/2019/03/15/wireguard-in-networkmanager/</text:span></text:a></text:p>
      <text:list xml:id="list867645527" text:style-name="WWNum4">
        <text:list-item>
          <text:p text:style-name="P10"><text:span text:style-name="T5">Having WireGuard implemented in Gnome's NetworkManager API, GUI, CLI and applet is a game changer for the average Linux user who wants to use WireGuard’s powerful VPN tunneling services.</text:span></text:p>
        </text:list-item>
        <text:list-item>
          <text:p text:style-name="P10"><text:span text:style-name="T5">Not only does this give you the ability for VPN tunneling, but the added benefit of DNS and firewalld setup as well.</text:span></text:p>
        </text:list-item>
        <text:list-item>
          <text:p text:style-name="P10"><text:span text:style-name="T5">You can import existing WireGuard profiles.</text:span></text:p>
        </text:list-item>
        <text:list-item>
          <text:p text:style-name="P10"><text:span text:style-name="T9">By configuring WireGuard with NetworkManager you get other features beyond the plain WireGuard tunnel setup. Most notably you get DNS and firewalld setup in a consistent manner.</text:span></text:p>
        </text:list-item>
        <text:list-item>
          <text:p text:style-name="P10"><text:span text:style-name="T9">NetworkManager’s support for WireGuard requires the kernel module for Linux.</text:span></text:p>
        </text:list-item>
        <text:list-item>
          <text:p text:style-name="P10"><text:span text:style-name="T9">Still waiting on that upstream, Linus. </text:span></text:p>
        </text:list-item>
        <text:list-item>
          <text:p text:style-name="P10"><text:span text:style-name="T12">Most of the Network Manager implementations have OpenVPN support. </text:span></text:p>
        </text:list-item>
        <text:list-item>
          <text:p text:style-name="P10"><text:soft-page-break/><text:span text:style-name="T12">It’s how I use PIA in Solus.</text:span></text:p>
        </text:list-item>
        <text:list-item>
          <text:p text:style-name="P10"><text:span text:style-name="T12">Speaking of which...</text:span></text:p>
        </text:list-item>
      </text:list>
      <text:p text:style-name="Standard"/>
      <text:p text:style-name="Standard"><text:span text:style-name="T11">Solus 4</text:span></text:p>
      <text:p text:style-name="Standard"><text:a xlink:type="simple" xlink:href="https://getsol.us/2019/03/17/solus-4-released" text:style-name="ListLabel_20_84" text:visited-style-name="ListLabel_20_84"><text:span text:style-name="T15">https://getsol.us/2019/03/17/solus-4-released</text:span></text:a></text:p>
      <text:list xml:id="list4290717015" text:style-name="WWNum9">
        <text:list-item>
          <text:p text:style-name="P11"><text:span text:style-name="T5">I have been waiting for this-- pavucontrol features in the new Budgie Sound Input and Sound Output widgets.</text:span></text:p>
        </text:list-item>
        <text:list-item>
          <text:p text:style-name="P11"><text:span text:style-name="T12">Basically, if you’re already running Solus, you’re all caught up.</text:span></text:p>
        </text:list-item>
        <text:list-item>
          <text:p text:style-name="P11"><text:span text:style-name="T12">It’s the first release to have a publicly available KDE iso. </text:span></text:p>
        </text:list-item>
        <text:list-item>
          <text:p text:style-name="P11"><text:span text:style-name="T12">Which is good, since 15.2 is the only usable version of Plasma 5 thus far.</text:span></text:p>
        </text:list-item>
        <text:list-item>
          <text:p text:style-name="P11"><text:span text:style-name="T9">Glad it’s still progressing. </text:span></text:p>
        </text:list-item>
      </text:list>
      <text:p text:style-name="Standard"/>
      <text:p text:style-name="Standard"><text:span text:style-name="T3">Sta(b)le</text:span></text:p>
      <text:p text:style-name="Standard"><text:a xlink:type="simple" xlink:href="https://betanews.com/2019/03/17/deepin-linux-debian-stable-beta/" text:style-name="ListLabel_20_84" text:visited-style-name="ListLabel_20_84"><text:span text:style-name="T15">https://betanews.com/2019/03/17/deepin-linux-debian-stable-beta/</text:span></text:a></text:p>
      <text:list xml:id="list2308773338" text:style-name="WWNum6">
        <text:list-item>
          <text:p text:style-name="P12"><text:span text:style-name="T12">The distro everyone keeps praising for being very good looking.</text:span></text:p>
        </text:list-item>
        <text:list-item>
          <text:p text:style-name="P12"><text:span text:style-name="T12">Honestly, it looks very similar to Windows 10 but it certainly is very well integrated as far as the theme is concerned.</text:span></text:p>
        </text:list-item>
        <text:list-item>
          <text:p text:style-name="P12"><text:span text:style-name="T12">Be it QT or GTK apps, both look exactly as they should with that theme.</text:span></text:p>
        </text:list-item>
        <text:list-item>
          <text:p text:style-name="P12"><text:span text:style-name="T5">Deepin switches to Debian stable in 15.9.2 beta, from Debian unstable.</text:span></text:p>
        </text:list-item>
        <text:list-item>
          <text:p text:style-name="P12"><text:span text:style-name="T5">This is a good move, because honestly, many users like me who use Debian use it because of its stability and reliability, thus Debian stable is the logical choice.</text:span></text:p>
        </text:list-item>
        <text:list-item>
          <text:p text:style-name="P12"><text:span text:style-name="T9">One thing to point out is Debian stable updates come at the speed of smell. </text:span></text:p>
        </text:list-item>
        <text:list-item>
          <text:p text:style-name="P12"><text:span text:style-name="T9">For the commonly used applications, they will be upgraded and maintained by deepin development team with the goal to follow upstream updates within one week.</text:span></text:p>
        </text:list-item>
      </text:list>
      <text:p text:style-name="Standard"><draw:rect text:anchor-type="as-char" style:rel-width="100%" draw:z-index="5" draw:style-name="gr1" draw:text-style-name="P16" svg:width="0.0012in" svg:height="0.0213in"><text:p/></draw:rect></text:p>
      <text:p text:style-name="Standard"><text:soft-page-break/>Plugs</text:p>
      <text:p text:style-name="Standard"/>
      <text:p text:style-name="Standard"><text:span text:style-name="T19">Joel (inc pledge)</text:span></text:p>
      <text:p text:style-name="Standard"><draw:rect text:anchor-type="as-char" style:rel-width="100%" draw:z-index="6" draw:style-name="gr1" draw:text-style-name="P16" svg:width="0.0012in" svg:height="0.0213in"><text:p/></draw:rect></text:p>
      <text:p text:style-name="Standard">Slice of Pi</text:p>
      <text:p text:style-name="Standard"><text:span text:style-name="T11">Google Pi</text:span></text:p>
      <text:p text:style-name="Standard"><text:a xlink:type="simple" xlink:href="https://www.makeuseof.com/tag/google-coral-dev-board-raspberry-pi/" text:style-name="ListLabel_20_84" text:visited-style-name="ListLabel_20_84"><text:span text:style-name="T15">https://www.makeuseof.com/tag/google-coral-dev-board-raspberry-pi/</text:span></text:a></text:p>
      <text:list xml:id="list526031682" text:style-name="WWNum8">
        <text:list-item>
          <text:p text:style-name="P13"><text:span text:style-name="T12">You remember the TPU announcement, right?</text:span></text:p>
        </text:list-item>
        <text:list-item>
          <text:p text:style-name="P13"><text:span text:style-name="T12">The internet as a whole had a collective brown moment because Google were making their own processor.</text:span></text:p>
        </text:list-item>
        <text:list-item>
          <text:p text:style-name="P13"><text:span text:style-name="T12">Here is a dev board with it.</text:span></text:p>
        </text:list-item>
      </text:list>
      <text:p text:style-name="Standard"/>
      <text:p text:style-name="Standard"><text:span text:style-name="T9">Artificial Pi</text:span></text:p>
      <text:p text:style-name="Standard"><text:a xlink:type="simple" xlink:href="https://www.slashgear.com/nvidia-jetson-nano-brings-big-ai-muscles-to-a-palm-sized-dev-kit-18570168/" text:style-name="ListLabel_20_84" text:visited-style-name="ListLabel_20_84"><text:span text:style-name="T15">https://www.slashgear.com/nvidia-jetson-nano-brings-big-ai-muscles-to-a-palm-sized-dev-kit-18570168/</text:span></text:a></text:p>
      <text:list xml:id="list3226924377" text:style-name="WWNum2">
        <text:list-item>
          <text:p text:style-name="P14"><text:span text:style-name="T9">The CUDA-X GPU delivers 472 GFLOPS of performance but manages to keep TDP to 5 to 10 watts.</text:span></text:p>
        </text:list-item>
        <text:list-item>
          <text:p text:style-name="P14"><text:span text:style-name="T9">4 GB of RAM, a microSD card slot, HDMI 2.0 and eDP 1.4 ports, four USB 3.0 ports, Gigabit Ethernet.</text:span></text:p>
        </text:list-item>
        <text:list-item>
          <text:p text:style-name="P14"><text:span text:style-name="T9">The module will arrive in June for $129 but will be available only to enterprise customers and in bulk quantities of 1,000 or more.</text:span></text:p>
        </text:list-item>
        <text:list-item>
          <text:p text:style-name="P14"><text:span text:style-name="T9">While this will be good for schools wanting to tinker with AI on the cheap we need to ask the hard hitting question. </text:span></text:p>
        </text:list-item>
        <text:list-item>
          <text:p text:style-name="P14"><text:span text:style-name="T9">How well does PLEX run on this critter?</text:span></text:p>
        </text:list-item>
      </text:list>
      <text:p text:style-name="Standard"><draw:rect text:anchor-type="as-char" style:rel-width="100%" draw:z-index="7" draw:style-name="gr1" draw:text-style-name="P16" svg:width="0.0012in" svg:height="0.0213in"><text:p/></draw:rect></text:p>
      <text:p text:style-name="Standard">Feedback</text:p>
      <text:p text:style-name="Standard"/>
      <text:p text:style-name="Standard"><text:soft-page-break/>Nav</text:p>
      <text:p text:style-name="Standard"><text:a xlink:type="simple" xlink:href="https://linuxgamecast.com/bradley/?fY81AB8" text:style-name="ListLabel_20_84" text:visited-style-name="ListLabel_20_84"><text:span text:style-name="T15">https://linuxgamecast.com/bradley/?fY81AB8</text:span></text:a></text:p>
      <text:p text:style-name="Standard"/>
      <text:p text:style-name="Standard">Point</text:p>
      <text:p text:style-name="Standard"><text:a xlink:type="simple" xlink:href="https://linuxgamecast.com/bradley/?WqCjlK8" text:style-name="ListLabel_20_84" text:visited-style-name="ListLabel_20_84"><text:span text:style-name="T15">https://linuxgamecast.com/bradley/?WqCjlK8</text:span></text:a></text:p>
      <text:p text:style-name="Standard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3" style:display-name="ListLabel 83" style:family="text"/>
    <style:style style:name="ListLabel_20_84" style:display-name="ListLabel 84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2" meta:word-count="984" meta:character-count="6618" meta:non-whitespace-character-count="5746"/>
    <meta:generator>LibreOfficeDev/6.0.5.2$Linux_X86_64 LibreOffice_project/</meta:generator>
  </office:meta>
</office:document-meta>
</file>